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1b3c00" officeooo:paragraph-rsid="001b3c00" style:font-size-asian="14pt" style:font-size-complex="14pt"/>
    </style:style>
    <style:style style:name="P2" style:family="paragraph" style:parent-style-name="Standard">
      <style:text-properties fo:color="#000000" style:font-name="Ubuntu" fo:font-size="14pt" officeooo:rsid="001e2878" officeooo:paragraph-rsid="001e2878" style:font-size-asian="14pt" style:font-size-complex="14pt"/>
    </style:style>
    <style:style style:name="P3" style:family="paragraph" style:parent-style-name="Standard">
      <style:text-properties fo:color="#000000" style:font-name="Ubuntu" fo:font-size="14pt" officeooo:rsid="001fd03e" officeooo:paragraph-rsid="001fd03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4f78" officeooo:paragraph-rsid="00214f7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d403" officeooo:paragraph-rsid="0021d40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Ubuntu" fo:font-size="14pt" style:text-underline-style="solid" style:text-underline-width="auto" style:text-underline-color="font-color" fo:font-weight="bold" officeooo:rsid="00214f78" officeooo:paragraph-rsid="001fd03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35dcf" officeooo:paragraph-rsid="00235dc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4e708" officeooo:paragraph-rsid="0024e70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4f78" officeooo:paragraph-rsid="0024e70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7686" officeooo:paragraph-rsid="0024e70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d403" officeooo:paragraph-rsid="0024e70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1d403" officeooo:paragraph-rsid="002657a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" fo:font-size="14pt" style:text-underline-style="none" fo:font-weight="normal" officeooo:rsid="0023b8f8" officeooo:paragraph-rsid="002657a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00" style:font-name="Ubuntu" fo:font-size="14pt" style:text-underline-style="none" fo:font-weight="normal" officeooo:rsid="0021d403" officeooo:paragraph-rsid="002657af" style:font-size-asian="14pt" style:font-weight-asian="normal" style:font-size-complex="14pt" style:font-weight-complex="normal"/>
    </style:style>
    <style:style style:name="T1" style:family="text">
      <style:text-properties officeooo:rsid="001ca8d6"/>
    </style:style>
    <style:style style:name="T2" style:family="text">
      <style:text-properties officeooo:rsid="001e2878"/>
    </style:style>
    <style:style style:name="T3" style:family="text">
      <style:text-properties fo:color="#ff3333" officeooo:rsid="001e2878"/>
    </style:style>
    <style:style style:name="T4" style:family="text">
      <style:text-properties fo:color="#000000" officeooo:rsid="001e2878"/>
    </style:style>
    <style:style style:name="T5" style:family="text">
      <style:text-properties officeooo:rsid="001ff8e7"/>
    </style:style>
    <style:style style:name="T6" style:family="text">
      <style:text-properties officeooo:rsid="00214f7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14f78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3b8f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4e70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657af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4e708"/>
    </style:style>
    <style:style style:name="T14" style:family="text">
      <style:text-properties style:text-underline-style="solid" style:text-underline-width="auto" style:text-underline-color="font-color" officeooo:rsid="0023b8f8"/>
    </style:style>
    <style:style style:name="T15" style:family="text">
      <style:text-properties style:text-underline-style="solid" style:text-underline-width="auto" style:text-underline-color="font-color" officeooo:rsid="00214f78"/>
    </style:style>
    <style:style style:name="T16" style:family="text">
      <style:text-properties style:text-underline-style="solid" style:text-underline-width="auto" style:text-underline-color="font-color" officeooo:rsid="002657af"/>
    </style:style>
    <style:style style:name="T17" style:family="text">
      <style:text-properties fo:color="#80000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657af" style:font-weight-asian="bold" style:font-weight-complex="bold"/>
    </style:style>
    <style:style style:name="T20" style:family="text">
      <style:text-properties officeooo:rsid="0023b8f8"/>
    </style:style>
    <style:style style:name="T21" style:family="text">
      <style:text-properties officeooo:rsid="0024e708"/>
    </style:style>
    <style:style style:name="T22" style:family="text">
      <style:text-properties officeooo:rsid="002657af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7" style:family="text">
      <style:text-properties style:text-line-through-style="none" style:text-line-through-type="none" style:text-underline-style="solid" style:text-underline-width="auto" style:text-underline-color="font-color" officeooo:rsid="002657af"/>
    </style:style>
    <style:style style:name="T28" style:family="text">
      <style:text-properties style:text-line-through-style="none" style:text-line-through-type="none" style:text-underline-style="solid" style:text-underline-width="auto" style:text-underline-color="font-color" officeooo:rsid="0024e708"/>
    </style:style>
    <style:style style:name="T29" style:family="text">
      <style:text-properties style:text-line-through-style="none" style:text-line-through-type="none" style:text-underline-style="solid" style:text-underline-width="auto" style:text-underline-color="font-color" officeooo:rsid="00235dcf"/>
    </style:style>
    <style:style style:name="T30" style:family="text">
      <style:text-properties style:text-line-through-style="none" style:text-line-through-type="none" officeooo:rsid="002657af"/>
    </style:style>
    <style:style style:name="T31" style:family="text">
      <style:text-properties style:text-line-through-style="none" style:text-line-through-type="none" officeooo:rsid="0024e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ogni Cliente vengono registrati il nome , il cognome e il Codice Fiscale. Inoltre si possono indicare eventuali numeri di telefono , se presenti, e il luogo e la data di nascita. <text:s/><text:span text:style-name="T1">Ogni cliente ha la possibilità di spedire la posta <text:s/>e di aprire vari tipi di conti. Ogni conto possiede un saldo ed ha un codice IBAN univoco. Ad un cliente che desidera aprire un conto, è permesso di scegliere tra un libretto, un conto corrente bancoposta oppure una carta prepagata (postePay Evolution). <text:s/>Un conto bancoposta ha un costo annuale</text:span></text:p>
      <text:p text:style-name="P1">, <text:span text:style-name="T2">una </text:span><text:span text:style-name="T3">data di scadenza </text:span><text:span text:style-name="T4">ed un tasso di interesse. Inoltre è possibile scegliere se avere o meno una carta associata al conto. Di una PostePay Evolution si memorizza il codice di sicurezza <text:s/>e il numero della carta. Inoltre una PostePay Evolution ha una durata limitata, infatti viene anche memorizzata la data di scadenza. <text:s/>Infine il libretto è una semplice tipologia di conto di cui è noto il tasso di interesse.</text:span></text:p>
      <text:p text:style-name="P2"><text:span text:style-name="T5">Poiché</text:span> ogni cliente può scegliere di aprire più di un conto, viene memorizzato anche il numero di conti a lui intestati.</text:p>
      <text:p text:style-name="P3">Un conto, di qualsiasi tipo esso sia, può essere interessato da una o più operazioni. I clienti possono scegliere se effettuare l’operazione comodamente da casa, tramite internet ,oppure recarsi all’ufficio postale e rivolgersi agli addetti allo sportello. Di ogni operazione viene registrata la data in cui viene effettuata e l’importo. Inoltre ogni operazione ha un codice univoco che la identifica.</text:p>
      <text:p text:style-name="P3"/>
      <text:p text:style-name="P3"/>
      <text:p text:style-name="P3"/>
      <text:p text:style-name="P6"/>
      <text:p text:style-name="P6">MAPPING</text:p>
      <text:p text:style-name="P8">In base allo schema prodotto nella fase precedente, si può avere questo risultato:</text:p>
      <text:p text:style-name="P8"/>
      <text:p text:style-name="P4">C<text:span text:style-name="T21">liente </text:span>(<text:span text:style-name="T13">CF</text:span><text:span text:style-name="T21">, N</text:span>ome, <text:span text:style-name="T21">C</text:span>ognome, <text:span text:style-name="T21">L</text:span>uogo <text:span text:style-name="T21">di n</text:span>ascita, <text:span text:style-name="T21">Data di n</text:span>ascita);</text:p>
      <text:p text:style-name="P9">T<text:span text:style-name="T21">elefono</text:span> (<text:span text:style-name="T21">N</text:span><text:span text:style-name="T7">umero</text:span>, <text:span text:style-name="T21">Cliente.</text:span>C<text:span text:style-name="T21">F↑</text:span>);</text:p>
      <text:p text:style-name="P4">C<text:span text:style-name="T21">onto</text:span>(<text:span text:style-name="T7">IBAN</text:span>, <text:span text:style-name="T21">S</text:span>aldo);</text:p>
      <text:p text:style-name="P9">L<text:span text:style-name="T21">ibretto </text:span>(<text:span text:style-name="T14">Conto.</text:span><text:span text:style-name="T7">IBAN</text:span><text:span text:style-name="T13">↑</text:span><text:span text:style-name="T8">,</text:span> <text:span text:style-name="T21">T</text:span>asso <text:span text:style-name="T21">di i</text:span>nteresse);</text:p>
      <text:p text:style-name="P10">C<text:span text:style-name="T21">ontoBancoposta </text:span>(<text:span text:style-name="T14">Conto.</text:span><text:span text:style-name="T15">IBAN</text:span><text:span text:style-name="T13">↑</text:span><text:span text:style-name="T9">,</text:span><text:span text:style-name="T6"> Tasso di interesse</text:span>, <text:span text:style-name="T21">C</text:span>osto, <text:span text:style-name="T21">C</text:span>arta, <text:span text:style-name="T21">Attivazione servizi internet</text:span>);</text:p>
      <text:p text:style-name="P10">P<text:span text:style-name="T21">ostePayEvolution</text:span>(<text:span text:style-name="T14">Conto.</text:span><text:span text:style-name="T15">IBAN</text:span><text:span text:style-name="T13">↑,</text:span><text:span text:style-name="T6"> S</text:span>cadenza,<text:span text:style-name="T21">Numero di c</text:span>arta, <text:span text:style-name="T21">C</text:span>od<text:span text:style-name="T21">ice di s</text:span>icurezza);</text:p>
      <text:p text:style-name="P10"><text:span text:style-name="T21">Apre </text:span>(<text:span text:style-name="T14">Conto.</text:span><text:span text:style-name="T15">IBAN</text:span><text:span text:style-name="T13">↑</text:span><text:span text:style-name="T21">, </text:span><text:span text:style-name="T13">Cliente.CF↑</text:span>);</text:p>
      <text:p text:style-name="P11">O<text:span text:style-name="T21">perazione</text:span>(<text:span text:style-name="T13">Codice</text:span><text:span text:style-name="T21">, </text:span>Data, <text:span text:style-name="T21">I</text:span>mporto, <text:span text:style-name="T21">Tipo</text:span>);</text:p>
      <text:p text:style-name="P5">D<text:span text:style-name="T21">ipendente (Matricola, N</text:span>ome, <text:span text:style-name="T21">C</text:span>ognome, <text:span text:style-name="T21">I</text:span>ndirizzo, <text:span text:style-name="T21">D</text:span>ata <text:span text:style-name="T21">di n</text:span>ascita, Luogo <text:span text:style-name="T21">di n</text:span>ascita, <text:span text:style-name="T22">Tipo</text:span>);</text:p>
      <text:p text:style-name="P13">I<text:span text:style-name="T21">nteressato Da (</text:span><text:span text:style-name="T7">Conto.</text:span><text:span text:style-name="T15">IBAN</text:span><text:span text:style-name="T13">↑</text:span><text:span text:style-name="T21">,</text:span> <text:span text:style-name="T7">Operazione.</text:span><text:span text:style-name="T16">C</text:span><text:span text:style-name="T7">od</text:span><text:span text:style-name="T16">ice</text:span><text:span text:style-name="T8"> </text:span><text:span text:style-name="T13">↑</text:span> );</text:p>
      <text:p text:style-name="P12">A<text:span text:style-name="T22">lla Posta</text:span> (<text:span text:style-name="T14">Operazione.</text:span><text:span text:style-name="T16">C</text:span><text:span text:style-name="T14">od</text:span><text:span text:style-name="T16">ice</text:span><text:span text:style-name="T10"> </text:span><text:span text:style-name="T13">↑</text:span><text:span text:style-name="T20">, </text:span><text:span text:style-name="T7">Dipendente.mat</text:span><text:span text:style-name="T16">ricola</text:span><text:span text:style-name="T13">↑</text:span>);</text:p>
      <text:p text:style-name="P14">P<text:span text:style-name="T22">osta</text:span>(<text:span text:style-name="T22">C</text:span><text:span text:style-name="T7">od</text:span><text:span text:style-name="T16">ice</text:span>, <text:span text:style-name="T22">D</text:span>ata <text:span text:style-name="T22">di s</text:span>pedizione, <text:span text:style-name="T22">Tipo, Indirizzo, Mittente, </text:span>Dipendente.mat<text:span text:style-name="T22">ricola↑, Data di consegna</text:span>);</text:p>
      <text:p text:style-name="P13"><text:soft-page-break/><text:span text:style-name="T20">Pacchi</text:span>(<text:span text:style-name="T22">P</text:span>eso, <text:span text:style-name="T22">V</text:span>olume, <text:span text:style-name="T29">Posta.cod</text:span><text:span text:style-name="T27">ice</text:span><text:span text:style-name="T28">↑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5:27:31.902782036</meta:creation-date>
    <dc:date>2016-12-27T15:40:07.602054500</dc:date>
    <meta:editing-duration>PT33M18S</meta:editing-duration>
    <meta:editing-cycles>5</meta:editing-cycles>
    <meta:generator>LibreOffice/5.1.4.2$Linux_x86 LibreOffice_project/10m0$Build-2</meta:generator>
    <meta:document-statistic meta:table-count="0" meta:image-count="0" meta:object-count="0" meta:page-count="2" meta:paragraph-count="19" meta:word-count="339" meta:character-count="2286" meta:non-whitespace-character-count="1961"/>
  </office:meta>
</office:document-meta>
</file>